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3" text:style-name="WW_CharLFO1LVL3" style:num-prefix=" 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prefix=" 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5" text:style-name="WW_CharLFO1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margin-bottom="0.0784in"/>
    </style:style>
    <style:style style:name="T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P3" style:parent-style-name="Standard" style:family="paragraph">
      <style:paragraph-properties fo:margin-bottom="0.0784in"/>
      <style:text-properties style:font-name="Calibri" style:font-name-complex="Calibri"/>
    </style:style>
    <style:style style:name="P4" style:parent-style-name="Standard" style:family="paragraph">
      <style:paragraph-properties fo:margin-bottom="0.0784in"/>
      <style:text-properties style:font-name="Calibri" style:font-name-complex="Calibri"/>
    </style:style>
    <style:style style:name="P5" style:parent-style-name="Standard" style:family="paragraph">
      <style:paragraph-properties fo:margin-bottom="0.0784in"/>
      <style:text-properties style:font-name="Calibri" style:font-name-complex="Calibri"/>
    </style:style>
    <style:style style:name="P6" style:parent-style-name="Standard" style:list-style-name="LFO1" style:family="paragraph">
      <style:paragraph-properties fo:margin-bottom="0.0784in"/>
    </style:style>
    <style:style style:name="T7" style:parent-style-name="Parrafo-Standard" style:family="text">
      <style:text-properties style:font-name-complex="Calibri" fo:font-weight="bold" style:font-weight-asian="bold" style:font-weight-complex="bold"/>
    </style:style>
    <style:style style:name="T8" style:parent-style-name="Parrafo-Standard" style:family="text">
      <style:text-properties style:font-name-complex="Calibri" fo:font-weight="bold" style:font-weight-asian="bold" style:font-weight-complex="bold"/>
    </style:style>
    <style:style style:name="P9" style:parent-style-name="Standard" style:list-style-name="LFO1" style:family="paragraph">
      <style:paragraph-properties fo:margin-bottom="0.0784in"/>
    </style:style>
    <style:style style:name="T10" style:parent-style-name="Fuentedepárrafopredeter." style:family="text">
      <style:text-properties style:font-name="Calibri" style:font-name-complex="Calibri"/>
    </style:style>
    <style:style style:name="T1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" style:parent-style-name="Fuentedepárrafopredeter." style:family="text">
      <style:text-properties style:font-name="Calibri" style:font-name-complex="Calibri"/>
    </style:style>
    <style:style style:name="P13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4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5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6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7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8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9" style:parent-style-name="Standard" style:family="paragraph">
      <style:paragraph-properties fo:margin-bottom="0.0784in" fo:margin-left="0.5in">
        <style:tab-stops/>
      </style:paragraph-properties>
      <style:text-properties style:font-name="Calibri" style:font-name-complex="Calibri"/>
    </style:style>
    <style:style style:name="P20" style:parent-style-name="Standard" style:list-style-name="LFO1" style:family="paragraph">
      <style:paragraph-properties fo:margin-bottom="0.0784in"/>
    </style:style>
    <style:style style:name="T21" style:parent-style-name="Fuentedepárrafopredeter." style:family="text">
      <style:text-properties style:font-name="Calibri" style:font-name-complex="Calibri"/>
    </style:style>
    <style:style style:name="T22" style:parent-style-name="Fuentedepárrafopredeter." style:family="text">
      <style:text-properties style:font-name="Calibri" style:font-name-complex="Calibri"/>
    </style:style>
    <style:style style:name="T2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4" style:parent-style-name="Fuentedepárrafopredeter." style:family="text">
      <style:text-properties style:font-name="Calibri" style:font-name-complex="Calibri"/>
    </style:style>
    <style:style style:name="P25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26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27" style:parent-style-name="Standard" style:family="paragraph">
      <style:paragraph-properties fo:margin-bottom="0.0784in" fo:margin-left="0.5in">
        <style:tab-stops/>
      </style:paragraph-properties>
      <style:text-properties style:font-name="Calibri" style:font-name-complex="Calibri"/>
    </style:style>
    <style:style style:name="P28" style:parent-style-name="Standard" style:list-style-name="LFO1" style:family="paragraph">
      <style:paragraph-properties fo:margin-bottom="0.0784in"/>
    </style:style>
    <style:style style:name="T29" style:parent-style-name="Fuentedepárrafopredeter." style:family="text">
      <style:text-properties style:font-name="Calibri" style:font-name-complex="Calibri"/>
    </style:style>
    <style:style style:name="T3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31" style:parent-style-name="Fuentedepárrafopredeter." style:family="text">
      <style:text-properties style:font-name="Calibri" style:font-name-complex="Calibri"/>
    </style:style>
    <style:style style:name="P32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33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34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35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36" style:parent-style-name="Standard" style:family="paragraph">
      <style:paragraph-properties fo:margin-bottom="0.0784in" fo:margin-left="0.5in">
        <style:tab-stops/>
      </style:paragraph-properties>
      <style:text-properties style:font-name="Calibri" style:font-name-complex="Calibri"/>
    </style:style>
    <style:style style:name="P37" style:parent-style-name="Standard" style:list-style-name="LFO1" style:family="paragraph">
      <style:paragraph-properties fo:margin-bottom="0.0784in"/>
    </style:style>
    <style:style style:name="T38" style:parent-style-name="Fuentedepárrafopredeter." style:family="text">
      <style:text-properties style:font-name="Calibri" style:font-name-complex="Calibri"/>
    </style:style>
    <style:style style:name="T3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40" style:parent-style-name="Fuentedepárrafopredeter." style:family="text">
      <style:text-properties style:font-name="Calibri" style:font-name-complex="Calibri"/>
    </style:style>
    <style:style style:name="P41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42" style:parent-style-name="Standard" style:family="paragraph">
      <style:paragraph-properties fo:margin-bottom="0.0784in"/>
      <style:text-properties style:font-name="Calibri" style:font-name-complex="Calibri"/>
    </style:style>
    <style:style style:name="P43" style:parent-style-name="Standard" style:list-style-name="LFO1" style:family="paragraph">
      <style:paragraph-properties fo:margin-bottom="0.0784in"/>
    </style:style>
    <style:style style:name="T4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45" style:parent-style-name="Fuentedepárrafopredeter." style:family="text">
      <style:text-properties style:font-name="Calibri" style:font-name-complex="Calibri"/>
    </style:style>
    <style:style style:name="T46" style:parent-style-name="Fuentedepárrafopredeter." style:family="text">
      <style:text-properties style:font-name="Calibri" style:font-name-complex="Calibri"/>
    </style:style>
    <style:style style:name="P47" style:parent-style-name="Standard" style:list-style-name="LFO1" style:family="paragraph">
      <style:paragraph-properties fo:margin-bottom="0.0784in"/>
    </style:style>
    <style:style style:name="T48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49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5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5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52" style:parent-style-name="Fuentedepárrafopredeter." style:family="text">
      <style:text-properties style:font-name="Calibri" style:font-name-complex="Calibri"/>
    </style:style>
    <style:style style:name="P53" style:parent-style-name="Standard" style:list-style-name="LFO1" style:family="paragraph">
      <style:paragraph-properties fo:margin-bottom="0.0784in"/>
    </style:style>
    <style:style style:name="T54" style:parent-style-name="Fuentedepárrafopredeter." style:family="text">
      <style:text-properties style:font-name="Calibri" style:font-name-complex="Calibri" fo:font-weight="bold" style:font-weight-asian="bold" style:font-weight-complex="bold" fo:color="#1D2125" fo:background-color="#FFFFFF"/>
    </style:style>
    <style:style style:name="T55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56" style:parent-style-name="Fuentedepárrafopredeter." style:family="text">
      <style:text-properties style:font-name="Calibri" style:font-name-complex="Calibri" fo:font-weight="bold" style:font-weight-asian="bold" style:font-weight-complex="bold" fo:color="#1D2125" fo:background-color="#FFFFFF"/>
    </style:style>
    <style:style style:name="T57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58" style:parent-style-name="Fuentedepárrafopredeter." style:family="text">
      <style:text-properties style:font-name="Calibri" style:font-name-complex="Calibri" fo:color="#1D2125" fo:background-color="#FFFFFF"/>
    </style:style>
    <style:style style:name="T59" style:parent-style-name="Fuentedepárrafopredeter." style:family="text">
      <style:text-properties style:font-name="Calibri" style:font-name-complex="Calibri" fo:color="#1D2125" fo:background-color="#FFFFFF"/>
    </style:style>
    <style:style style:name="T60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61" style:parent-style-name="Fuentedepárrafopredeter." style:family="text">
      <style:text-properties style:font-name="Calibri" style:font-name-complex="Calibri" fo:color="#1D2125" fo:background-color="#FFFFFF"/>
    </style:style>
    <style:style style:name="P62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3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4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5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6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7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8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9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0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71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2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3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4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5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6" style:parent-style-name="Standard" style:list-style-name="LFO1" style:family="paragraph">
      <style:paragraph-properties fo:margin-bottom="0.0784in"/>
    </style:style>
    <style:style style:name="T7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78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7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80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81" style:parent-style-name="Fuentedepárrafopredeter." style:family="text">
      <style:text-properties style:font-name="Calibri" style:font-name-complex="Calibri"/>
    </style:style>
    <style:style style:name="T82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83" style:parent-style-name="Fuentedepárrafopredeter." style:family="text">
      <style:text-properties style:font-name="Calibri" style:font-name-complex="Calibri"/>
    </style:style>
    <style:style style:name="P84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5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6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7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8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9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0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1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2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3" style:parent-style-name="Standard" style:list-style-name="LFO1" style:family="paragraph">
      <style:paragraph-properties fo:margin-bottom="0.0784in"/>
    </style:style>
    <style:style style:name="T9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95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96" style:parent-style-name="Fuentedepárrafopredeter." style:family="text">
      <style:text-properties style:font-name="Calibri" style:font-name-complex="Calibri"/>
    </style:style>
    <style:style style:name="T97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98" style:parent-style-name="Fuentedepárrafopredeter." style:family="text">
      <style:text-properties style:font-name="Calibri" style:font-name-complex="Calibri"/>
    </style:style>
    <style:style style:name="P99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0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1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2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3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4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5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6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7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8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9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0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1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2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3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4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5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6" style:parent-style-name="Standard" style:list-style-name="LFO1" style:family="paragraph">
      <style:paragraph-properties fo:margin-bottom="0.0784in"/>
    </style:style>
    <style:style style:name="T11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18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1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0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2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P122" style:parent-style-name="Standard" style:list-style-name="LFO1" style:family="paragraph">
      <style:paragraph-properties fo:margin-bottom="0.0784in"/>
    </style:style>
    <style:style style:name="T12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5" style:parent-style-name="Fuentedepárrafopredeter." style:family="text">
      <style:text-properties style:font-name="Calibri" style:font-name-complex="Calibri"/>
    </style:style>
    <style:style style:name="T126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27" style:parent-style-name="Fuentedepárrafopredeter." style:family="text">
      <style:text-properties style:font-name="Calibri" style:font-name-complex="Calibri"/>
    </style:style>
    <style:style style:name="T128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29" style:parent-style-name="Fuentedepárrafopredeter." style:family="text">
      <style:text-properties style:font-name="Calibri" style:font-name-complex="Calibri"/>
    </style:style>
    <style:style style:name="P130" style:parent-style-name="Standard" style:list-style-name="LFO1" style:family="paragraph">
      <style:paragraph-properties fo:margin-bottom="0.0784in"/>
    </style:style>
    <style:style style:name="T13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2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3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4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3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6" style:parent-style-name="Fuentedepárrafopredeter." style:family="text">
      <style:text-properties style:font-name="Calibri" style:font-name-complex="Calibri"/>
    </style:style>
    <style:style style:name="T137" style:parent-style-name="Fuentedepárrafopredeter." style:family="text">
      <style:text-properties style:font-name="Calibri" style:font-name-complex="Calibri"/>
    </style:style>
    <style:style style:name="T138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39" style:parent-style-name="Fuentedepárrafopredeter." style:family="text">
      <style:text-properties style:font-name="Calibri" style:font-name-complex="Calibri"/>
    </style:style>
    <style:style style:name="T140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41" style:parent-style-name="Fuentedepárrafopredeter." style:family="text">
      <style:text-properties style:font-name="Calibri" style:font-name-complex="Calibri"/>
    </style:style>
    <style:style style:name="T142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43" style:parent-style-name="Fuentedepárrafopredeter." style:family="text">
      <style:text-properties style:font-name="Calibri" style:font-name-complex="Calibri"/>
    </style:style>
    <style:style style:name="P144" style:parent-style-name="Standard" style:list-style-name="LFO1" style:family="paragraph">
      <style:paragraph-properties fo:margin-bottom="0.0784in"/>
    </style:style>
    <style:style style:name="T14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6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4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8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49" style:parent-style-name="Fuentedepárrafopredeter." style:family="text">
      <style:text-properties style:font-name="Calibri" style:font-name-complex="Calibri"/>
    </style:style>
    <style:style style:name="T150" style:parent-style-name="Fuentedepárrafopredeter." style:family="text">
      <style:text-properties style:font-name="Calibri" style:font-name-complex="Calibri"/>
    </style:style>
    <style:style style:name="P151" style:parent-style-name="Párrafodelista" style:family="paragraph">
      <style:paragraph-properties fo:widows="2" fo:orphans="2" style:vertical-align="auto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P152" style:parent-style-name="Párrafodelista" style:family="paragraph">
      <style:paragraph-properties fo:widows="2" fo:orphans="2" style:vertical-align="auto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olumn154" style:family="table-column">
      <style:table-column-properties style:column-width="0.8861in"/>
    </style:style>
    <style:style style:name="TableColumn155" style:family="table-column">
      <style:table-column-properties style:column-width="0.3937in"/>
    </style:style>
    <style:style style:name="TableColumn156" style:family="table-column">
      <style:table-column-properties style:column-width="0.3937in"/>
    </style:style>
    <style:style style:name="TableColumn157" style:family="table-column">
      <style:table-column-properties style:column-width="0.3937in"/>
    </style:style>
    <style:style style:name="TableColumn158" style:family="table-column">
      <style:table-column-properties style:column-width="0.3937in"/>
    </style:style>
    <style:style style:name="TableColumn159" style:family="table-column">
      <style:table-column-properties style:column-width="0.3937in"/>
    </style:style>
    <style:style style:name="TableColumn160" style:family="table-column">
      <style:table-column-properties style:column-width="0.3937in"/>
    </style:style>
    <style:style style:name="TableColumn161" style:family="table-column">
      <style:table-column-properties style:column-width="0.3937in"/>
    </style:style>
    <style:style style:name="TableColumn162" style:family="table-column">
      <style:table-column-properties style:column-width="0.3937in"/>
    </style:style>
    <style:style style:name="TableColumn163" style:family="table-column">
      <style:table-column-properties style:column-width="0.3937in"/>
    </style:style>
    <style:style style:name="TableColumn164" style:family="table-column">
      <style:table-column-properties style:column-width="0.3937in"/>
    </style:style>
    <style:style style:name="TableColumn165" style:family="table-column">
      <style:table-column-properties style:column-width="0.3937in"/>
    </style:style>
    <style:style style:name="Table153" style:family="table">
      <style:table-properties style:width="5.2173in" fo:margin-left="0in" table:align="center"/>
    </style:style>
    <style:style style:name="TableRow166" style:family="table-row">
      <style:table-row-properties/>
    </style:style>
    <style:style style:name="TableCell167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widows="2" fo:orphans="2" style:vertical-align="auto" style:line-height-at-least="0.4375in"/>
      <style:text-properties style:font-name="Calibri" style:font-name-asian="Times New Roman" style:font-name-complex="Calibri" fo:font-weight="bold" style:font-weight-asian="bold" style:font-weight-complex="bold" fo:color="#6A737B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Row169" style:family="table-row">
      <style:table-row-properties/>
    </style:style>
    <style:style style:name="TableCell170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72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74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76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78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80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82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84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86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88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90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92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Row194" style:family="table-row">
      <style:table-row-properties/>
    </style:style>
    <style:style style:name="TableCell195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97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99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01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03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05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07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09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11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13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15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17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P219" style:parent-style-name="Párrafodelista" style:family="paragraph">
      <style:paragraph-properties fo:widows="2" fo:orphans="2" style:vertical-align="auto" fo:margin-lef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</office:automatic-styles>
  <office:body>
    <office:text text:use-soft-page-breaks="true">
      <text:p text:style-name="P1"><text:span text:style-name="T2">Enunciado.</text:span></text:p>
      <text:p text:style-name="P3">Realiza los siguientes ejercicios. Antes de comenzar lee con detalle el enunciado de la tarea íntegramente y consulta con tu tutor o tutora las dudas que te puedan surgir.</text:p>
      <text:p text:style-name="P4">Los ejercicios se basan en un Sistema de<text:s/>Información de una empresa de ventas que gestiona los comerciales y las zonas que tienen asignadas. Una zona puede estar asignada a varios comerciales. Cada zona tiene un único jefe que es el responsable de zona, pudiendo encargarse de varias zonas.</text:p>
      <text:p text:style-name="P5"/>
      <text:list text:style-name="LFO1" text:continue-numbering="true">
        <text:list-item>
          <text:p text:style-name="P6"><text:span text:style-name="T7">Crea<text:s/></text:span><text:span text:style-name="T8">el tipo de objetos "Personal" con los siguientes atributos:</text:span></text:p>
          <text:list text:continue-numbering="true">
            <text:list-item>
              <text:p text:style-name="P9"><text:span text:style-name="T10">Crea el tipo de objetos "</text:span><text:span text:style-name="T11">Personal</text:span><text:span text:style-name="T12">" con los siguientes atributos:</text:span></text:p>
              <text:list text:continue-numbering="true">
                <text:list-item>
                  <text:p text:style-name="P13">codigo INTEGER,</text:p>
                </text:list-item>
                <text:list-item>
                  <text:p text:style-name="P14">dni VARCHAR2(10),</text:p>
                </text:list-item>
                <text:list-item>
                  <text:p text:style-name="P15">nombre VARCHAR2(30),</text:p>
                </text:list-item>
                <text:list-item>
                  <text:p text:style-name="P16">apellidos VARCHAR2(30),</text:p>
                </text:list-item>
                <text:list-item>
                  <text:p text:style-name="P17">sexo VARCHAR2(1),</text:p>
                </text:list-item>
                <text:list-item>
                  <text:p text:style-name="P18">fecha_nac DATE</text:p>
                </text:list-item>
              </text:list>
            </text:list-item>
          </text:list>
        </text:list-item>
      </text:list>
      <text:p text:style-name="P19"/>
      <text:list text:style-name="LFO1" text:continue-numbering="true">
        <text:list-item>
          <text:list>
            <text:list-item>
              <text:p text:style-name="P20"><text:span text:style-name="T21">Crea, como<text:s/></text:span><text:span text:style-name="T22">tipo heredado de "Personal", el tipo de objeto "</text:span><text:span text:style-name="T23">Responsable</text:span><text:span text:style-name="T24">" con los siguientes atributos:</text:span></text:p>
              <text:list text:continue-numbering="true">
                <text:list-item>
                  <text:p text:style-name="P25">tipo <text:s/>CHAR ,</text:p>
                </text:list-item>
                <text:list-item>
                  <text:p text:style-name="P26">antiguedad INTEGER<text:s/></text:p>
                </text:list-item>
              </text:list>
            </text:list-item>
          </text:list>
        </text:list-item>
      </text:list>
      <text:p text:style-name="P27"/>
      <text:list text:style-name="LFO1" text:continue-numbering="true">
        <text:list-item>
          <text:list>
            <text:list-item>
              <text:p text:style-name="P28"><text:span text:style-name="T29">Crea el tipo de objeto "</text:span><text:span text:style-name="T30">Zonas</text:span><text:span text:style-name="T31">" con los siguientes atributos:</text:span></text:p>
              <text:list text:continue-numbering="true">
                <text:list-item>
                  <text:p text:style-name="P32">codigo INTEGER,<text:s/></text:p>
                </text:list-item>
                <text:list-item>
                  <text:p text:style-name="P33">nombre VARCHAR2(20),<text:s/></text:p>
                </text:list-item>
                <text:list-item>
                  <text:p text:style-name="P34">refRespon REF Responsable,<text:s/></text:p>
                </text:list-item>
                <text:list-item>
                  <text:p text:style-name="P35">codigoPostal CHAR(5),</text:p>
                </text:list-item>
              </text:list>
            </text:list-item>
          </text:list>
        </text:list-item>
      </text:list>
      <text:p text:style-name="P36"/>
      <text:list text:style-name="LFO1" text:continue-numbering="true">
        <text:list-item>
          <text:list>
            <text:list-item>
              <text:p text:style-name="P37"><text:span text:style-name="T38">Crea, como tipo heredado de "Personal", el tipo de objeto "</text:span><text:span text:style-name="T39">Comercial</text:span><text:span text:style-name="T40">" con los siguientes atributos:</text:span></text:p>
              <text:list text:continue-numbering="true">
                <text:list-item>
                  <text:p text:style-name="P41">zonaComercial Zonas</text:p>
                </text:list-item>
              </text:list>
            </text:list-item>
          </text:list>
        </text:list-item>
      </text:list>
      <text:p text:style-name="P42"/>
      <text:list text:style-name="LFO1" text:continue-numbering="true">
        <text:list-item>
          <text:p text:style-name="P43"><text:span text:style-name="T44">Crea un método constructor para el tipo de objetos "Responsable",</text:span><text:span text:style-name="T45"><text:s/>en el que se indiquen como parámetros el código,<text:s/></text:span><text:span text:style-name="T46">nombre, primer apellido, segundo apellido y tipo. Este método debe asignar al atributo apellidos los datos de primer apellido y segundo apellido que se han pasado como parámetros, uniéndolos con un espacio entre ellos.</text:span></text:p>
        </text:list-item>
        <text:list-item>
          <text:p text:style-name="P47"><text:span text:style-name="T48">Crea un método </text:span><text:span text:style-name="T49">getNombreCompleto</text:span><text:span text:style-name="T50"> para</text:span><text:span text:style-name="T51"><text:s/>el tipo de objetos Responsable</text:span><text:span text:style-name="T52"> que permita obtener su nombre completo con el formato apellidos nombre</text:span></text:p>
        </text:list-item>
        <text:list-item>
          <text:p text:style-name="P53"><text:span text:style-name="T54">Crea un tabla</text:span><text:span text:style-name="T55"> TablaResponsables</text:span><text:span text:style-name="T56"> de objetos  </text:span><text:span text:style-name="T57">Responsable</text:span><text:span text:style-name="T58">. Inserta en dicha tabla dos<text:s/></text:span><text:soft-page-break/><text:span text:style-name="T59">objetos </text:span><text:span text:style-name="T60">Responsable</text:span><text:span text:style-name="T61">.</text:span></text:p>
          <text:list text:continue-numbering="true">
            <text:list-item>
              <text:list>
                <text:list-item>
                  <text:p text:style-name="P62">codigo: <text:s/>5</text:p>
                </text:list-item>
                <text:list-item>
                  <text:p text:style-name="P63">nombre: ELENA</text:p>
                </text:list-item>
                <text:list-item>
                  <text:p text:style-name="P64">apellidos: <text:s/>POSTA LLANOS</text:p>
                </text:list-item>
                <text:list-item>
                  <text:p text:style-name="P65">sexo: F</text:p>
                </text:list-item>
                <text:list-item>
                  <text:p text:style-name="P66">fecha_nac: 31/03/1975</text:p>
                </text:list-item>
                <text:list-item>
                  <text:p text:style-name="P67">tipo: N</text:p>
                </text:list-item>
                <text:list-item>
                  <text:p text:style-name="P68">antiguedad: 4</text:p>
                </text:list-item>
              </text:list>
            </text:list-item>
          </text:list>
        </text:list-item>
      </text:list>
      <text:p text:style-name="P69"/>
      <text:list text:style-name="LFO1" text:continue-numbering="true">
        <text:list-item>
          <text:list>
            <text:list-item>
              <text:p text:style-name="P70">El segundo objeto "Responsable" debes crearlo usando el método constructor que has realizado anteriormente. Debes usar los siguientes datos:</text:p>
              <text:list text:continue-numbering="true">
                <text:list-item>
                  <text:p text:style-name="P71">codigo: 6</text:p>
                </text:list-item>
                <text:list-item>
                  <text:p text:style-name="P72">nombre: JAVIER</text:p>
                </text:list-item>
                <text:list-item>
                  <text:p text:style-name="P73">apellidos: JARAMILLO<text:s/>HERNANDEZ</text:p>
                </text:list-item>
                <text:list-item>
                  <text:p text:style-name="P74">tipo: C</text:p>
                </text:list-item>
              </text:list>
            </text:list-item>
          </text:list>
        </text:list-item>
      </text:list>
      <text:p text:style-name="P75"/>
      <text:list text:style-name="LFO1" text:continue-numbering="true">
        <text:list-item>
          <text:p text:style-name="P76"><text:span text:style-name="T77">Crea una colección<text:s/></text:span><text:span text:style-name="T78">VARRAY</text:span><text:span text:style-name="T79"><text:s/>llamada<text:s/></text:span><text:span text:style-name="T80">ListaZonas</text:span><text:span text:style-name="T81"><text:s/>en la que se puedan almacenar hasta 10 objetos Zonas. Guarda en una instancia<text:s/></text:span><text:span text:style-name="T82">listaZonas1</text:span><text:span text:style-name="T83"><text:s/>de dicha lista, dos Zonas</text:span></text:p>
          <text:list text:continue-numbering="true">
            <text:list-item>
              <text:list>
                <text:list-item>
                  <text:p text:style-name="P84">codigo: 1</text:p>
                </text:list-item>
                <text:list-item>
                  <text:p text:style-name="P85">nombre: zona 1</text:p>
                </text:list-item>
                <text:list-item>
                  <text:p text:style-name="P86">refResponsable: Referencia al responsable cuyo código es 5</text:p>
                </text:list-item>
                <text:list-item>
                  <text:p text:style-name="P87">codigo postal: 06834</text:p>
                </text:list-item>
                <text:list-item>
                  <text:p text:style-name="P88">codigo: 2</text:p>
                </text:list-item>
                <text:list-item>
                  <text:p text:style-name="P89">nombre: zona 2</text:p>
                </text:list-item>
                <text:list-item>
                  <text:p text:style-name="P90">refResponsable: Referencia al responsable cuyo DNI es 51083099F.</text:p>
                </text:list-item>
                <text:list-item>
                  <text:p text:style-name="P91">codigo postal: 28003</text:p>
                </text:list-item>
              </text:list>
            </text:list-item>
          </text:list>
        </text:list-item>
      </text:list>
      <text:p text:style-name="P92"/>
      <text:list text:style-name="LFO1" text:continue-numbering="true">
        <text:list-item>
          <text:p text:style-name="P93"><text:span text:style-name="T94">Crea una tabla<text:s/></text:span><text:span text:style-name="T95">TablaComerciales</text:span><text:span text:style-name="T96"><text:s/>de objetos<text:s/></text:span><text:span text:style-name="T97">Comercial</text:span><text:span text:style-name="T98">. Inserta en dicha tabla las siguientes filas:</text:span></text:p>
          <text:list text:continue-numbering="true">
            <text:list-item>
              <text:list>
                <text:list-item>
                  <text:p text:style-name="P99">codigo: 100</text:p>
                </text:list-item>
                <text:list-item>
                  <text:p text:style-name="P100">dni: 23401092Z</text:p>
                </text:list-item>
                <text:list-item>
                  <text:p text:style-name="P101">nombre: MARCOS</text:p>
                </text:list-item>
                <text:list-item>
                  <text:p text:style-name="P102">apellidos: SUAREZ LOPEZ</text:p>
                </text:list-item>
                <text:list-item>
                  <text:p text:style-name="P103">sexo: M</text:p>
                </text:list-item>
                <text:list-item>
                  <text:p text:style-name="P104">fecha_nac: 30/3/1990</text:p>
                </text:list-item>
                <text:list-item>
                  <text:p text:style-name="P105">zonacomercial: objeto creado anteriormente para la zona 1</text:p>
                </text:list-item>
              </text:list>
            </text:list-item>
          </text:list>
        </text:list-item>
      </text:list>
      <text:p text:style-name="P106"/>
      <text:list text:style-name="LFO1" text:continue-numbering="true">
        <text:list-item>
          <text:list>
            <text:list-item>
              <text:list>
                <text:list-item>
                  <text:p text:style-name="P107">codigo: 102</text:p>
                </text:list-item>
                <text:list-item>
                  <text:p text:style-name="P108">dni: 6932288V</text:p>
                </text:list-item>
                <text:list-item>
                  <text:p text:style-name="P109">nombre: ANASTASIA</text:p>
                </text:list-item>
                <text:list-item>
                  <text:p text:style-name="P110">apellidos: <text:s/>GOMES PEREZ</text:p>
                </text:list-item>
                <text:list-item>
                  <text:p text:style-name="P111">sexo: F</text:p>
                </text:list-item>
                <text:list-item>
                  <text:p text:style-name="P112">fecha_nac: 28/11/1984</text:p>
                </text:list-item>
                <text:list-item>
                  <text:p text:style-name="P113">zonacomercial: objeto que se encuentre en la segunda posición de "listaZonas1"<text:s/></text:p>
                </text:list-item>
                <text:list-item>
                  <text:p text:style-name="P114"><text:tab/><text:s text:c="4"/>(debe tomarse de la lista)</text:p>
                </text:list-item>
              </text:list>
            </text:list-item>
          </text:list>
        </text:list-item>
      </text:list>
      <text:p text:style-name="P115"/>
      <text:list text:style-name="LFO1" text:continue-numbering="true">
        <text:list-item>
          <text:p text:style-name="P116"><text:span text:style-name="T117">Obtener, de la tabla </text:span><text:span text:style-name="T118">TablaComerciales</text:span><text:span text:style-name="T119">, el Comercial que tiene el código 100, asignándoselo a una variable </text:span><text:span text:style-name="T120">unComercial</text:span><text:span text:style-name="T121"> </text:span></text:p>
        </text:list-item>
        <text:list-item>
          <text:p text:style-name="P122"><text:span text:style-name="T123">Modifica el código del C</text:span><text:span text:style-name="T124">omercial guardado en esa variable</text:span><text:span text:style-name="T125"> </text:span><text:span text:style-name="T126">unComercial</text:span><text:span text:style-name="T127"> asignando el valor 101, y su zona debe ser la segunda que se había creado anteriormente. Inserta ese Comercial en la tabla </text:span><text:span text:style-name="T128">TablaComerciales</text:span><text:span text:style-name="T129">  </text:span></text:p>
        </text:list-item>
        <text:list-item>
          <text:p text:style-name="P130"><text:span text:style-name="T131">Crea un método </text:span><text:span text:style-name="T132">MAP ordenarZonas</text:span><text:span text:style-name="T133"> para el tipo </text:span><text:span text:style-name="T134">Zonas</text:span><text:span text:style-name="T135">.</text:span><text:span text:style-name="T136"><text:s/>Este método debe</text:span><text:span text:style-name="T137"><text:s/>retornar el nombre completo del </text:span><text:span text:style-name="T138">Responsable</text:span><text:span text:style-name="T139"> al que hace referencia cada </text:span><text:span text:style-name="T140">zona</text:span><text:span text:style-name="T141">. Para obtener el nombre debes utilizar el método </text:span><text:span text:style-name="T142">getNombreCompleto</text:span><text:span text:style-name="T143"> que se ha creado anteriormente</text:span></text:p>
        </text:list-item>
        <text:list-item>
          <text:p text:style-name="P144"><text:span text:style-name="T145">Realiza una consulta de la tabla </text:span><text:span text:style-name="T146">TablaComerciales</text:span><text:span text:style-name="T147"> ordenada por </text:span><text:span text:style-name="T148">zonaComercial</text:span><text:span text:style-name="T149"> par</text:span><text:span text:style-name="T150">a comprobar el funcionamiento del método MAP.  </text:span></text:p>
        </text:list-item>
      </text:list>
      <text:p text:style-name="P151"/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header-rows>
          <table:table-row table:style-name="TableRow166">
            <table:table-cell table:style-name="TableCell167" table:number-columns-spanned="11">
              <text:p text:style-name="P168">Criterios de puntuació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>
              <text:p text:style-name="P168"/>
            </table:table-cell>
          </table:table-row>
          <table:table-row table:style-name="TableRow169">
            <table:table-cell table:style-name="TableCell170">
              <text:p text:style-name="P171">Ejercicio</text:p>
            </table:table-cell>
            <table:table-cell table:style-name="TableCell172">
              <text:p text:style-name="P173">1</text:p>
            </table:table-cell>
            <table:table-cell table:style-name="TableCell174">
              <text:p text:style-name="P175">2</text:p>
            </table:table-cell>
            <table:table-cell table:style-name="TableCell176">
              <text:p text:style-name="P177">3</text:p>
            </table:table-cell>
            <table:table-cell table:style-name="TableCell178">
              <text:p text:style-name="P179">4</text:p>
            </table:table-cell>
            <table:table-cell table:style-name="TableCell180">
              <text:p text:style-name="P181">5</text:p>
            </table:table-cell>
            <table:table-cell table:style-name="TableCell182">
              <text:p text:style-name="P183">6</text:p>
            </table:table-cell>
            <table:table-cell table:style-name="TableCell184">
              <text:p text:style-name="P185">7</text:p>
            </table:table-cell>
            <table:table-cell table:style-name="TableCell186">
              <text:p text:style-name="P187">8</text:p>
            </table:table-cell>
            <table:table-cell table:style-name="TableCell188">
              <text:p text:style-name="P189">9</text:p>
            </table:table-cell>
            <table:table-cell table:style-name="TableCell190">
              <text:p text:style-name="P191">10</text:p>
            </table:table-cell>
            <table:table-cell table:style-name="TableCell192">
              <text:p text:style-name="P193">Total</text:p>
            </table:table-cell>
          </table:table-row>
        </table:table-header-rows>
        <table:table-row table:style-name="TableRow194">
          <table:table-cell table:style-name="TableCell195">
            <text:p text:style-name="P196">Puntos</text:p>
          </table:table-cell>
          <table:table-cell table:style-name="TableCell197">
            <text:p text:style-name="P198">1,0</text:p>
          </table:table-cell>
          <table:table-cell table:style-name="TableCell199">
            <text:p text:style-name="P200">1,0</text:p>
          </table:table-cell>
          <table:table-cell table:style-name="TableCell201">
            <text:p text:style-name="P202">1,0</text:p>
          </table:table-cell>
          <table:table-cell table:style-name="TableCell203">
            <text:p text:style-name="P204">1,0</text:p>
          </table:table-cell>
          <table:table-cell table:style-name="TableCell205">
            <text:p text:style-name="P206">1,25</text:p>
          </table:table-cell>
          <table:table-cell table:style-name="TableCell207">
            <text:p text:style-name="P208">1,0</text:p>
          </table:table-cell>
          <table:table-cell table:style-name="TableCell209">
            <text:p text:style-name="P210">0.5</text:p>
          </table:table-cell>
          <table:table-cell table:style-name="TableCell211">
            <text:p text:style-name="P212">1,25</text:p>
          </table:table-cell>
          <table:table-cell table:style-name="TableCell213">
            <text:p text:style-name="P214">1,5</text:p>
          </table:table-cell>
          <table:table-cell table:style-name="TableCell215">
            <text:p text:style-name="P216">0,5</text:p>
          </table:table-cell>
          <table:table-cell table:style-name="TableCell217">
            <text:p text:style-name="P218">10</text:p>
          </table:table-cell>
        </table:table-row>
      </table:table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rafo-Lista" style:display-name="Parrafo-Lista" style:family="paragraph" style:parent-style-name="Standard">
      <style:paragraph-properties fo:margin-bottom="0.0784in"/>
      <style:text-properties style:font-name="Calib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Parrafo-Standard" style:display-name="Parrafo-Standard" style:family="text">
      <style:text-properties style:font-name="Calibri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oken" style:display-name="token" style:family="text" style:parent-style-name="Fuentedepárrafopredeter.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0pt" style:font-size-asian="10pt" style:font-size-complex="10pt"/>
    </style:style>
    <style:style style:name="WW_CharLFO1LVL2" style:family="text">
      <style:text-properties style:font-name="StarSymbol"/>
    </style:style>
    <style:style style:name="WW_CharLFO1LVL3" style:family="text">
      <style:text-properties fo:font-size="10pt" style:font-size-asian="10pt" style:font-size-complex="10pt"/>
    </style:style>
    <style:style style:name="WW_CharLFO1LVL4" style:family="text">
      <style:text-properties fo:font-size="10pt" style:font-size-asian="10pt" style:font-size-complex="10pt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3" text:style-name="WW_CharLFO1LVL3" style:num-prefix=" 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prefix=" 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5" text:style-name="WW_CharLFO1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Victor</meta:initial-creator>
    <dc:creator>Victor</dc:creator>
    <meta:creation-date>2023-03-28T16:15:00Z</meta:creation-date>
    <dc:date>2023-04-21T05:44:00Z</dc:date>
    <meta:template xlink:href="Normal.dotm" xlink:type="simple"/>
    <meta:editing-cycles>8</meta:editing-cycles>
    <meta:editing-duration>PT13680S</meta:editing-duration>
    <meta:document-statistic meta:page-count="3" meta:paragraph-count="7" meta:word-count="565" meta:character-count="3671" meta:row-count="25" meta:non-whitespace-character-count="3113"/>
  </office:meta>
</office:document-meta>
</file>